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2.37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="Linienspitzen_20_4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3.574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7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0.75cm" fo:min-width="3.75cm"/>
      <style:paragraph-properties style:writing-mode="lr-tb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2.422cm" fo:min-width="2.5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Linienspitzen_20_3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9cm"/>
      <style:paragraph-properties style:writing-mode="lr-tb"/>
    </style:style>
    <style:style style:name="gr10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1.957cm" fo:min-width="4.25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opacity="0%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opacity="0%"/>
      <style:paragraph-properties fo:text-align="center" style:writing-mode="lr-tb"/>
    </style:style>
    <style:style style:name="P6" style:family="paragraph">
      <loext:graphic-properties draw:fill="none" draw:fill-color="#729fcf"/>
      <style:paragraph-properties fo:text-align="start" style:writing-mode="lr-tb"/>
    </style:style>
    <style:style style:name="P7" style:family="paragraph">
      <style:paragraph-properties fo:text-align="end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729fcf"/>
      <style:paragraph-properties fo:text-align="end" style:writing-mode="lr-tb"/>
      <style:text-properties fo:font-size="18pt" style:font-size-asian="18pt" style:font-size-complex="18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729fcf"/>
      <style:paragraph-properties fo:text-align="end" style:writing-mode="lr-tb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font-name="Liberation Sans2" fo:font-size="10.5pt" style:font-name-asian="Liberation Sans2" style:font-size-asian="10.5pt" style:font-name-complex="Liberation Sans2" style:font-size-complex="10.5pt"/>
    </style:style>
    <style:style style:name="T3" style:family="text">
      <style:text-properties style:font-name="Liberation Sans2" fo:font-size="18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95cm" svg:height="4cm" draw:transform="skewX (-0.00122173047639603) translate (0.148cm 0.1cm)">
          <text:p text:style-name="P1">VCR</text:p>
          <text:p text:style-name="P1">S-Video</text:p>
          <text:p text:style-name="P1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35cm" svg:y1="0.6cm" svg:x2="3.6cm" svg:y2="0.6cm">
          <text:p/>
        </draw:line>
        <draw:line draw:style-name="gr3" draw:text-style-name="P3" draw:layer="layout" svg:x1="9.65cm" svg:y1="0.6cm" svg:x2="6.8cm" svg:y2="0.6cm">
          <text:p/>
        </draw:line>
        <draw:custom-shape draw:style-name="gr4" draw:text-style-name="P5" draw:layer="layout" svg:width="4.154cm" svg:height="4cm" draw:transform="skewX (-0.00122173047639603) translate (10.144cm 0.1cm)">
          <text:p text:style-name="P4">Blackmagic DeckLink 4k Extrem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55cm" svg:y1="0.6cm" svg:x2="9.65cm" svg:y2="0.6cm">
          <text:p/>
        </draw:line>
        <draw:custom-shape draw:style-name="gr6" draw:text-style-name="P6" draw:layer="layout" svg:width="4.25cm" svg:height="1cm" svg:x="10.05cm" svg:y="0.6cm">
          <text:p text:style-name="P1"><text:span text:style-name="T1">Analog inpu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.672cm" svg:x="3.1cm" svg:y="1.278cm">
          <text:p text:style-name="P1"><text:span text:style-name="T1">20 cm S-Video splitting cable</text:span>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2.861cm" svg:height="0.792cm" svg:x="6.788cm" svg:y="0.6cm" svg:viewBox="0 0 2862 793" svg:d="M2862 0c-1087 0 531 1011-2862 750">
          <text:p/>
        </draw:path>
        <draw:custom-shape draw:style-name="gr9" draw:text-style-name="P6" draw:layer="layout" svg:width="2.4cm" svg:height="0.4cm" svg:x="6.8cm" svg:y="0.9cm">
          <text:p text:style-name="P1"><text:span text:style-name="T2">B-Y-inpu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0.4cm" svg:x="6.8cm" svg:y="0.103cm">
          <text:p text:style-name="P1"><text:span text:style-name="T2">Y-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75cm" svg:height="2.207cm" svg:x="5.5cm" svg:y="1.293cm">
          <text:p text:style-name="P7"><text:span text:style-name="T3">Blackmagic analog</text:span></text:p>
          <text:p text:style-name="P7"><text:span text:style-name="T3"><text:s/></text:span><text:span text:style-name="T3">breakout c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3.6cm" svg:y1="0.6cm" svg:x2="6.809cm" svg:y2="0.6cm">
          <text:p/>
        </draw:line>
        <draw:path draw:style-name="gr12" draw:text-style-name="P3" draw:layer="layout" svg:width="3.187cm" svg:height="0.78cm" svg:x="3.6cm" svg:y="0.6cm" svg:viewBox="0 0 3188 781" svg:d="M0 0c1401 0-250 964 3188 750">
          <text:p/>
        </draw:path>
        <draw:custom-shape draw:style-name="gr9" draw:text-style-name="P10" draw:layer="layout" svg:width="2.4cm" svg:height="0.4cm" svg:x="4.6cm" svg:y="0.106cm">
          <text:p text:style-name="P9"><text:span text:style-name="T2">Y-outpu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4cm" svg:height="0.4cm" svg:x="4.6cm" svg:y="0.909cm">
          <text:p text:style-name="P9"><text:span text:style-name="T2">C-outp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marker draw:name="Linienspitzen_20_7" draw:display-name="Linienspitzen 7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14.7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02T00:00:58.350000000</dc:date>
    <meta:editing-duration>PT3H11M3S</meta:editing-duration>
    <meta:editing-cycles>18</meta:editing-cycles>
    <meta:generator>LibreOffice/7.4.0.3$Windows_X86_64 LibreOffice_project/f85e47c08ddd19c015c0114a68350214f7066f5a</meta:generator>
    <meta:document-statistic meta:object-count="15"/>
  </office:meta>
</office:document-meta>
</file>